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PT Serif" svg:font-family="'PT Serif', Georgia, 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18c7" officeooo:paragraph-rsid="000118c7"/>
    </style:style>
    <style:style style:name="P2" style:family="paragraph" style:parent-style-name="Standard">
      <style:text-properties officeooo:rsid="000118c7" officeooo:paragraph-rsid="00031f2b"/>
    </style:style>
    <style:style style:name="P3" style:family="paragraph" style:parent-style-name="Standard">
      <style:text-properties officeooo:rsid="000118c7" officeooo:paragraph-rsid="00044a1b"/>
    </style:style>
    <style:style style:name="P4" style:family="paragraph" style:parent-style-name="Standard">
      <style:text-properties fo:font-variant="normal" fo:text-transform="none" fo:color="#000000" fo:letter-spacing="normal" officeooo:rsid="000118c7" officeooo:paragraph-rsid="000118c7"/>
    </style:style>
    <style:style style:name="P5" style:family="paragraph" style:parent-style-name="Standard">
      <style:text-properties officeooo:rsid="00044a1b" officeooo:paragraph-rsid="00044a1b"/>
    </style:style>
    <style:style style:name="P6" style:family="paragraph" style:parent-style-name="Standard" style:list-style-name="L1">
      <style:text-properties officeooo:rsid="0001d3da" officeooo:paragraph-rsid="00031f2b"/>
    </style:style>
    <style:style style:name="P7" style:family="paragraph" style:parent-style-name="Standard" style:list-style-name="L1">
      <style:text-properties officeooo:rsid="00044a1b" officeooo:paragraph-rsid="00044a1b"/>
    </style:style>
    <style:style style:name="P8" style:family="paragraph" style:parent-style-name="Standard">
      <style:text-properties officeooo:rsid="00044a1b" officeooo:paragraph-rsid="00044a1b"/>
    </style:style>
    <style:style style:name="P9" style:family="paragraph" style:parent-style-name="Standard">
      <style:text-properties fo:font-variant="normal" fo:text-transform="none" fo:color="#000000" style:font-name="Helvetica Neue" fo:font-size="10.5pt" fo:letter-spacing="normal" fo:font-style="normal" fo:font-weight="normal" officeooo:rsid="000118c7" officeooo:paragraph-rsid="000118c7"/>
    </style:style>
    <style:style style:name="P10" style:family="paragraph" style:parent-style-name="Standard">
      <style:text-properties officeooo:rsid="000118c7" officeooo:paragraph-rsid="000118c7"/>
    </style:style>
    <style:style style:name="P11" style:family="paragraph" style:parent-style-name="Standard">
      <style:text-properties officeooo:rsid="000118c7" officeooo:paragraph-rsid="00044a1b"/>
    </style:style>
    <style:style style:name="P12" style:family="paragraph" style:parent-style-name="Standard">
      <style:text-properties officeooo:rsid="00081bff" officeooo:paragraph-rsid="00081bff"/>
    </style:style>
    <style:style style:name="P13" style:family="paragraph" style:parent-style-name="Standard">
      <style:text-properties officeooo:paragraph-rsid="00081bff"/>
    </style:style>
    <style:style style:name="P14" style:family="paragraph" style:parent-style-name="Standard">
      <style:text-properties officeooo:rsid="00093069" officeooo:paragraph-rsid="00093069"/>
    </style:style>
    <style:style style:name="T1" style:family="text">
      <style:text-properties style:font-name="Helvetica Neue" fo:font-size="10.5pt" fo:font-style="normal" fo:font-weight="normal"/>
    </style:style>
    <style:style style:name="T2" style:family="text">
      <style:text-properties officeooo:rsid="00031f2b"/>
    </style:style>
    <style:style style:name="T3" style:family="text">
      <style:text-properties officeooo:rsid="00044a1b"/>
    </style:style>
    <style:style style:name="T4" style:family="text">
      <style:text-properties officeooo:rsid="000642f5"/>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fo:font-weight="normal"/>
    </style:style>
    <style:style style:name="T7" style:family="text">
      <style:text-properties officeooo:rsid="00081bff"/>
    </style:style>
    <style:style style:name="T8" style:family="text">
      <style:text-properties officeooo:rsid="000a6e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ivation-</text:p>
      <text:p text:style-name="P1"/>
      <text:p text:style-name="P2">Our motivation for the project comes from the following <text:span text:style-name="T2">reasons:</text:span></text:p>
      <text:list xml:id="list1459047795" text:style-name="L1">
        <text:list-item>
          <text:p text:style-name="P6">Baxter provides an opportunity to bridge Earth farming systems to space. </text:p>
        </text:list-item>
        <text:list-item>
          <text:p text:style-name="P6">The astronauts who specifically go into deep space missions for longer duration invest a lot of time in farming due to which they are not able to focus on other significantly important tasks. So in order for a better time management we can employ the robots as space farmers. </text:p>
        </text:list-item>
        <text:list-item>
          <text:p text:style-name="P6">Also in order to send food supplies on a regular basis to ISS, a lot of fuel and time is required with high risk of failure which in turn leads to loss of resources. So creating a habitat in outer space is need of the hour. </text:p>
        </text:list-item>
        <text:list-item>
          <text:p text:style-name="P7">The use of farming robots will not only help in space farming but will also help with farming on earth in the conditions where it is difficult for humans to operate.</text:p>
        </text:list-item>
      </text:list>
      <text:p text:style-name="P1"/>
      <text:p text:style-name="P4"><text:span text:style-name="T1"/></text:p>
      <text:p text:style-name="P9"/>
      <text:p text:style-name="P1"><text:span text:style-name="T2">Robot</text:span> <text:span text:style-name="T3">Appropriateness for the task</text:span></text:p>
      <text:p text:style-name="P12"/>
      <text:p text:style-name="P5">The Baxter Intera 3 which is specifically a <text:span text:style-name="T4">research</text:span> bot has <text:span text:style-name="T4">capabilities</text:span> to mimic humans and there is <text:span text:style-name="T4">already</text:span> a lot of <text:span text:style-name="T4">human robot interaction</text:span> research <text:span text:style-name="T4">going </text:span>in this filed. <text:span text:style-name="T4">Also we want to describe that Nikolaus Correll at the University of Colorado in Boulder (UCB) is using a Baxter to explore how robots could tend to plants in space. His work is funded by NASA as part of a project to grow food autonomously in space.</text:span></text:p>
      <text:p text:style-name="P1"/>
      <text:p text:style-name="P1"/>
      <text:p text:style-name="P1"><text:span text:style-name="T2">SCOPE</text:span> DESCRIPTION </text:p>
      <text:p text:style-name="P1"/>
      <text:p text:style-name="P12">Fallback:</text:p>
      <text:p text:style-name="P12">As far as the scope for this semester goes we will study the forward and inverse dynamics of Baxter and try to simulate a series of or least one farming action. We will simulate this using ROS first and if possible work on Baxter in real time.</text:p>
      <text:p text:style-name="P12"/>
      <text:p text:style-name="P12"><text:span text:style-name="T6">Ambitious goals:</text:span><text:span text:style-name="T5"> </text:span></text:p>
      <text:p text:style-name="P12">We will simulate this action using appropriate data with ROS first. And if possible work on Baxter in real time at Maryland Robotics Center to perfect the results.</text:p>
      <text:p text:style-name="P12"/>
      <text:p text:style-name="Standard">Learning outcomes: </text:p>
      <text:p text:style-name="Standard">1. To understand and calculate Forward and Inverse kinematics for any real-world robot </text:p>
      <text:p text:style-name="Standard">2. To learn simulated environments and model the real world in ROS - Gazebo &amp; Rviz. </text:p>
      <text:p text:style-name="Standard">3. To understand link/joint parent-child relationships in CAD/Solidworks and how to model </text:p>
      <text:p text:style-name="Standard">them. </text:p>
      <text:p text:style-name="Standard">4. To understand ROS and its functionalities like “MoveIt”. </text:p>
      <text:p text:style-name="Standard">5. To do and learn trajectory planning for the manipulator arm and path planning for the <text:span text:style-name="T7">end effector based on farming techniques.</text:span></text:p>
      <text:p text:style-name="P13">6. To validate and verify calculated Forward and Inverse kinematics solutions using a </text:p>
      <text:p text:style-name="P13">developed simulated environment. </text:p>
      <text:p text:style-name="P13">7. To understand the integration of sensors, controllers in a simulated environment.</text:p>
      <text:p text:style-name="P13">8. To understand <text:span text:style-name="T7">mechanics of Baxter arms</text:span> in a real-world scenario. </text:p>
      <text:p text:style-name="Standard">9. <text:span text:style-name="T7">To mimic the actions in farming using machine learning.</text:span></text:p>
      <text:p text:style-name="P12"/>
      <text:p text:style-name="P1"><text:soft-page-break/>SCOPE <text:span text:style-name="T2">APPROPRIATENESS</text:span></text:p>
      <text:p text:style-name="P1"/>
      <text:p text:style-name="P14">The NASA Advanced Exploration Systems (AES) Program's Deep-Space Habitat Project organized events every year in order for students from different universities to come up with innovative solutions for Farming on both other planets as well as in ISS. As baxter is also already used for a lot of applications like pick and place, cleaning, learning human actions by watching videos so we can try to tech Baxter the skillsof farming and already the Rethink Robotics is taking initiatives to install these humanoid robots for most of the possible tasks.</text:p>
      <text:p text:style-name="P14"/>
      <text:p text:style-name="P14">Validation Plan:</text:p>
      <text:p text:style-name="P14"/>
      <text:p text:style-name="P14">As far as our validation <text:span text:style-name="T8">plan is concerned, we discussed with the professor and he told us if we are able to simulate results and get permissions from the the Lab Manager, we can work on the hardware part using the Baxter to validate our simulations. If not we will try to work on simulation based on the available content based on a research papers related to Baxter available. </text:span></text:p>
      <text:p text:style-name="P1"/>
      <text:p text:style-name="P1"/>
      <text:p text:style-name="P5">Reference-</text:p>
      <text:p text:style-name="P5"/>
      <text:p text:style-name="P5">https://www.ohio.edu/mechanical-faculty/williams/html/PDF/BaxterKinematics.pdf</text:p>
      <text:p text:style-name="P5"/>
      <text:p text:style-name="P3"><text:a xlink:type="simple" xlink:href="https://www.newscientist.com/article/mg22329793-700-baxter-the-robot-brings-his-gentle-touch-to-novel-jobs/" text:style-name="Internet_20_link" text:visited-style-name="Visited_20_Internet_20_Link">https://www.newscientist.com/article/mg22329793-700-baxter-the-robot-brings-his-gentle-touch-to-novel-jobs/</text:a></text:p>
      <text:p text:style-name="P3"/>
      <text:p text:style-name="P3"><text:a xlink:type="simple" xlink:href="https://www.nasa.gov/content/university-students-developing-robotic-gardening-technology" text:style-name="Internet_20_link" text:visited-style-name="Visited_20_Internet_20_Link">https://www.nasa.gov/content/university-students-developing-robotic-gardening-technology</text:a></text:p>
      <text:p text:style-name="P3"/>
      <text:p text:style-name="P3"><text:a xlink:type="simple" xlink:href="http://wiki.ros.org/mallasrikanth/baxter" text:style-name="Internet_20_link" text:visited-style-name="Visited_20_Internet_20_Link">http://wiki.ros.org/mallasrikanth/baxter</text:a></text:p>
      <text:p text:style-name="P3"/>
      <text:p text:style-name="P3"><text:a xlink:type="simple" xlink:href="https://www.cityam.com/manufacturing-space-farming-meet-baxter-multi-purpose-robot/" text:style-name="Internet_20_link" text:visited-style-name="Visited_20_Internet_20_Link">https://www.cityam.com/manufacturing-space-farming-meet-baxter-multi-purpose-robot/</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PT Serif" svg:font-family="'PT Serif', Georgia, 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6T20:31:56.132798058</meta:creation-date>
    <dc:date>2021-11-06T22:03:56.630521260</dc:date>
    <meta:editing-duration>PT34M58S</meta:editing-duration>
    <meta:editing-cycles>4</meta:editing-cycles>
    <meta:generator>LibreOffice/6.0.7.3$Linux_X86_64 LibreOffice_project/00m0$Build-3</meta:generator>
    <meta:document-statistic meta:table-count="0" meta:image-count="0" meta:object-count="0" meta:page-count="2" meta:paragraph-count="35" meta:word-count="606" meta:character-count="3898" meta:non-whitespace-character-count="3316"/>
  </office:meta>
</office:document-meta>
</file>